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7055016" calcext:value-type="float">
            <text:p>-7.06E-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236583" calcext:value-type="float">
            <text:p>8.24E-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60745" calcext:value-type="float">
            <text:p>1.06E+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44812" calcext:value-type="float">
            <text:p>1.84E+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89412" calcext:value-type="float">
            <text:p>2.49E+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157306" calcext:value-type="float">
            <text:p>3.16E+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825028" calcext:value-type="float">
            <text:p>3.83E+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268456" calcext:value-type="float">
            <text:p>4.27E+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727804" calcext:value-type="float">
            <text:p>4.73E+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.973734" calcext:value-type="float">
            <text:p>4.97E+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.235051" calcext:value-type="float">
            <text:p>5.24E+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.492324" calcext:value-type="float">
            <text:p>5.49E+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709599" calcext:value-type="float">
            <text:p>5.71E+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.90519" calcext:value-type="float">
            <text:p>5.91E+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003449" calcext:value-type="float">
            <text:p>6.00E+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102984" calcext:value-type="float">
            <text:p>6.10E+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156598" calcext:value-type="float">
            <text:p>6.16E+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236955" calcext:value-type="float">
            <text:p>6.24E+0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380731" calcext:value-type="float">
            <text:p>6.38E+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496367" calcext:value-type="float">
            <text:p>6.50E+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707954" calcext:value-type="float">
            <text:p>6.71E+0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702864" calcext:value-type="float">
            <text:p>6.70E+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670564" calcext:value-type="float">
            <text:p>6.67E+0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809704" calcext:value-type="float">
            <text:p>6.81E+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807147" calcext:value-type="float">
            <text:p>6.81E+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756207" calcext:value-type="float">
            <text:p>6.76E+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933717" calcext:value-type="float">
            <text:p>6.93E+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.145467" calcext:value-type="float">
            <text:p>7.15E+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966526" calcext:value-type="float">
            <text:p>6.97E+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.343079" calcext:value-type="float">
            <text:p>7.34E+0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.018349" calcext:value-type="float">
            <text:p>7.02E+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.109585" calcext:value-type="float">
            <text:p>7.11E+0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905576" calcext:value-type="float">
            <text:p>6.91E+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.272576" calcext:value-type="float">
            <text:p>7.27E+0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.156236" calcext:value-type="float">
            <text:p>7.16E+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.202407" calcext:value-type="float">
            <text:p>7.20E+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.398109" calcext:value-type="float">
            <text:p>7.40E+0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.374618" calcext:value-type="float">
            <text:p>7.37E+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.489833" calcext:value-type="float">
            <text:p>7.49E+0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.445441" calcext:value-type="float">
            <text:p>7.45E+0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.404482" calcext:value-type="float">
            <text:p>7.40E+0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.416478" calcext:value-type="float">
            <text:p>7.42E+0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.254357" calcext:value-type="float">
            <text:p>7.25E+0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.568813" calcext:value-type="float">
            <text:p>7.57E+0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.434306" calcext:value-type="float">
            <text:p>7.43E+0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.501599" calcext:value-type="float">
            <text:p>7.50E+0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7.256596" calcext:value-type="float">
            <text:p>7.26E+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.320977" calcext:value-type="float">
            <text:p>7.32E+0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.416025" calcext:value-type="float">
            <text:p>7.42E+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7.342701" calcext:value-type="float">
            <text:p>7.34E+0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.619393" calcext:value-type="float">
            <text:p>7.62E+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.552151" calcext:value-type="float">
            <text:p>7.55E+0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.438183" calcext:value-type="float">
            <text:p>7.44E+0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.27894" calcext:value-type="float">
            <text:p>7.28E+0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.422888" calcext:value-type="float">
            <text:p>7.42E+0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.584963" calcext:value-type="float">
            <text:p>7.58E+0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.617837" calcext:value-type="float">
            <text:p>7.62E+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.581058" calcext:value-type="float">
            <text:p>7.58E+0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.619822" calcext:value-type="float">
            <text:p>7.62E+0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.482539" calcext:value-type="float">
            <text:p>7.48E+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.367904" calcext:value-type="float">
            <text:p>7.37E+0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.52027" calcext:value-type="float">
            <text:p>7.52E+0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.506188" calcext:value-type="float">
            <text:p>7.51E+0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.474629" calcext:value-type="float">
            <text:p>7.47E+0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.61419" calcext:value-type="float">
            <text:p>7.61E+0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.646784" calcext:value-type="float">
            <text:p>7.65E+0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.574238" calcext:value-type="float">
            <text:p>7.57E+0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.584168" calcext:value-type="float">
            <text:p>7.58E+0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737039" calcext:value-type="float">
            <text:p>7.74E+0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.504444" calcext:value-type="float">
            <text:p>7.50E+0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.534922" calcext:value-type="float">
            <text:p>7.53E+0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.623952" calcext:value-type="float">
            <text:p>7.62E+0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.629694" calcext:value-type="float">
            <text:p>7.63E+0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.642302" calcext:value-type="float">
            <text:p>7.64E+0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.713143" calcext:value-type="float">
            <text:p>7.71E+0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.670762" calcext:value-type="float">
            <text:p>7.67E+0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.688675" calcext:value-type="float">
            <text:p>7.69E+0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.531125" calcext:value-type="float">
            <text:p>7.53E+0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.657412" calcext:value-type="float">
            <text:p>7.66E+0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.582583" calcext:value-type="float">
            <text:p>7.58E+0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.568213" calcext:value-type="float">
            <text:p>7.57E+0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7.85181" calcext:value-type="float">
            <text:p>7.85E+0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7.6521" calcext:value-type="float">
            <text:p>7.65E+0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7.567152" calcext:value-type="float">
            <text:p>7.57E+0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7.722669" calcext:value-type="float">
            <text:p>7.72E+0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7.633477" calcext:value-type="float">
            <text:p>7.63E+0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7.896105" calcext:value-type="float">
            <text:p>7.90E+0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7.723609" calcext:value-type="float">
            <text:p>7.72E+0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7.722682" calcext:value-type="float">
            <text:p>7.72E+0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7.794083" calcext:value-type="float">
            <text:p>7.79E+0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7.813678" calcext:value-type="float">
            <text:p>7.81E+0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7.746984" calcext:value-type="float">
            <text:p>7.75E+0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7.651162" calcext:value-type="float">
            <text:p>7.65E+0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7.663312" calcext:value-type="float">
            <text:p>7.66E+0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7.472777" calcext:value-type="float">
            <text:p>7.47E+0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7.600497" calcext:value-type="float">
            <text:p>7.60E+0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7.351694" calcext:value-type="float">
            <text:p>7.35E+0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7.740391" calcext:value-type="float">
            <text:p>7.74E+0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7.886064" calcext:value-type="float">
            <text:p>7.89E+0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7.575305" calcext:value-type="float">
            <text:p>7.58E+00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7.731451" calcext:value-type="float">
            <text:p>7.73E+0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7.618602" calcext:value-type="float">
            <text:p>7.62E+0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7.635672" calcext:value-type="float">
            <text:p>7.64E+0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7.697892" calcext:value-type="float">
            <text:p>7.70E+0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7.495582" calcext:value-type="float">
            <text:p>7.50E+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7:28:19.175803346</meta:creation-date>
    <dc:date>2017-05-30T17:28:45.811496645</dc:date>
    <meta:editing-duration>PT27S</meta:editing-duration>
    <meta:editing-cycles>2</meta:editing-cycles>
    <meta:generator>LibreOffice/5.3.1.2$Linux_X86_64 LibreOffice_project/30m0$Build-2</meta:generator>
    <meta:document-statistic meta:table-count="1" meta:cell-count="210" meta:object-count="0"/>
  </office:meta>
</office:document-meta>
</file>